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2">
      <style:text-properties style:text-position="0% 100%" style:font-name="Times New Roman" fo:font-style="normal" style:font-name-asian="Tahoma" style:font-style-asian="normal" style:font-name-complex="Tahoma" style:font-style-complex="normal"/>
    </style:style>
    <style:style style:name="P2" style:family="paragraph" style:parent-style-name="Text_20_body">
      <style:text-properties style:text-position="0% 100%" style:font-name="Times New Roman" fo:font-style="normal" style:font-name-asian="Tahoma" style:font-style-asian="normal" style:font-name-complex="Tahoma" style:font-style-complex="normal"/>
    </style:style>
    <style:style style:name="P3" style:family="paragraph" style:parent-style-name="Heading_20_2">
      <style:text-properties style:font-name="Times New Roman"/>
    </style:style>
    <style:style style:name="P4" style:family="paragraph" style:parent-style-name="Heading_20_1">
      <style:text-properties style:font-name="Times New Roman"/>
    </style:style>
    <style:style style:name="P5" style:family="paragraph" style:parent-style-name="Text_20_body" style:list-style-name="L1">
      <style:text-properties style:text-position="0% 100%" style:font-name="Times New Roman" fo:font-style="normal" style:font-name-asian="Tahoma" style:font-style-asian="normal" style:font-name-complex="Tahoma" style:font-style-complex="normal"/>
    </style:style>
    <style:style style:name="P6" style:family="paragraph" style:parent-style-name="Text_20_body" style:list-style-name="L1">
      <style:text-properties style:text-position="0% 100%" style:font-name="Times New Roman" fo:font-style="normal" style:font-name-asian="Tahoma" style:font-style-asian="normal" style:font-name-complex="Tahoma" style:font-style-complex="normal"/>
    </style:style>
    <style:style style:name="P7" style:family="paragraph" style:parent-style-name="Text_20_body" style:list-style-name="L1">
      <style:text-properties style:text-position="0% 100%" style:font-name="Times New Roman" fo:font-style="normal" style:font-name-asian="Tahoma" style:font-style-asian="normal" style:font-name-complex="Tahoma" style:font-style-complex="normal"/>
    </style:style>
    <style:style style:name="P8" style:family="paragraph" style:parent-style-name="Text_20_body" style:list-style-name="L1">
      <style:text-properties style:text-position="0% 100%" style:font-name="Times New Roman" fo:font-style="normal" style:font-name-asian="Tahoma" style:font-style-asian="normal" style:font-name-complex="Tahoma" style:font-style-complex="normal"/>
    </style:style>
    <style:style style:name="P9" style:family="paragraph" style:parent-style-name="Text_20_body" style:list-style-name="L1">
      <style:text-properties style:text-position="0% 100%" style:font-name="Times New Roman" fo:font-style="normal" style:font-name-asian="Tahoma" style:font-style-asian="normal" style:font-name-complex="Tahoma" style:font-style-complex="normal"/>
    </style:style>
    <style:style style:name="P10"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P11"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P12"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P13"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P14"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P15"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P16"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P17"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P18" style:family="paragraph" style:parent-style-name="Text_20_body" style:list-style-name="L2">
      <style:text-properties style:text-position="0% 100%" style:font-name="Times New Roman" fo:font-style="normal" style:font-name-asian="Tahoma" style:font-style-asian="normal" style:font-name-complex="Tahoma" style:font-style-complex="normal"/>
    </style:style>
    <style:style style:name="T1" style:family="text">
      <style:text-properties style:text-position="sub 58%"/>
    </style:style>
    <style:style style:name="T2" style:family="text">
      <style:text-properties style:text-position="super 58%"/>
    </style:style>
    <style:style style:name="T3" style:family="text">
      <style:text-properties fo:font-style="italic" style:font-style-asian="italic" style:font-style-complex="italic"/>
    </style:style>
    <style:style style:name="T4" style:family="text">
      <style:text-properties style:font-name="Times New Roman"/>
    </style:style>
    <style:style style:name="T5" style:family="text">
      <style:text-properties style:font-name="Times New Roman"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anced Math: Notes on Lessons 98-101</text:p>
      <text:p text:style-name="Subtitle">David A. Wheeler, 2008-02-26</text:p>
      <text:h text:style-name="Heading_20_1" text:outline-level="1">Lesson 98: Change of Base / Contrived Log Problems</text:h>
      <text:h text:style-name="Heading_20_2" text:outline-level="2">Change of Base</text:h>
      <text:p text:style-name="Text_20_body">Many calculators can only compute the log for base 10 or e. <text:s/>That’s not a problem; for an arbitrary base b, you can compute the log this way:</text:p>
      <text:p text:style-name="Text_20_body"><draw:frame draw:style-name="fr1" draw:name="Object1" text:anchor-type="as-char" svg:width="2.1807in" svg:height="0.4429in" draw:z-index="0"><draw:object xlink:href="./Object 1" xlink:type="simple" xlink:show="embed" xlink:actuate="onLoad"/><draw:image xlink:href="./ObjectReplacements/Object 1" xlink:type="simple" xlink:show="embed" xlink:actuate="onLoad"/></draw:frame></text:p>
      <text:p text:style-name="Text_20_body">You can use any base (such as e) instead of base 10, as long as you’re consistent (e.g., use e instead of 10 in both places). <text:s/>Saxon thinks this is “hard to remember”, but I’ve never found it hard to remember. Just take the log, and divide it by the log of the desired base. <text:s/>Saxon suggests that you derive this each time; that’s a pain, frankly. <text:s/>If you have to re-derive it, derive it in a general form (like above) so you can reuse it! <text:s/>Here’s how to derive it:</text:p>
      <text:p text:style-name="P2"><draw:frame draw:style-name="fr1" draw:name="Object2" text:anchor-type="as-char" svg:width="3.0146in" svg:height="1.3764in" draw:z-index="1"><draw:object xlink:href="./Object 2" xlink:type="simple" xlink:show="embed" xlink:actuate="onLoad"/><draw:image xlink:href="./ObjectReplacements/Object 2" xlink:type="simple" xlink:show="embed" xlink:actuate="onLoad"/></draw:frame></text:p>
      <text:p text:style-name="P2">So for example, you can find log<text:span text:style-name="T1">2</text:span> 16 = log<text:span text:style-name="T1">10</text:span> 16 / log<text:span text:style-name="T1">10</text:span> 2 = 1.204119983../0.301029996.. = 4. <text:s/>If you do this on a typical calculator, there will be a small error due to roundoff. <text:s/>Nearly all logarithms are irrational numbers, so most calculators can only approximate their true value.</text:p>
      <text:h text:style-name="P1" text:outline-level="2">Contrived Log problems</text:h>
      <text:p text:style-name="P2">This section has contrived problems to give you practice with logs, in particular:</text:p>
      <text:list text:style-name="L1">
        <text:list-item>
          <text:p text:style-name="P5">log x<text:span text:style-name="T2">n</text:span> = n log x</text:p>
        </text:list-item>
        <text:list-item>
          <text:p text:style-name="P5">You can often solve exponential equations (where the unknown is in the exponent) by taking the log of both sides</text:p>
        </text:list-item>
        <text:list-item>
          <text:p text:style-name="P5">You can often solve logarithmic equations (where the unknown is the parameter of log) by exponentiating both sides (by the base of the log)</text:p>
        </text:list-item>
        <text:list-item>
          <text:p text:style-name="P5">log x + log y = log xy</text:p>
        </text:list-item>
        <text:list-item>
          <text:p text:style-name="P5">log x – log y = log (x/y)</text:p>
        </text:list-item>
      </text:list>
      <text:p text:style-name="P2">As with the trig identities, <text:span text:style-name="T3">practice</text:span> the problems – there’s no substitute for doing these yourself.</text:p>
      <text:p text:style-name="P2"/>
      <text:h text:style-name="Heading_20_1" text:outline-level="1"><text:soft-page-break/>Lesson 99: Sequence Notations / Advanced Sequence Problems / Arithmetic and Geometric Means</text:h>
      <text:p text:style-name="P2">The n<text:span text:style-name="T2">th</text:span> arithmetic term is a<text:span text:style-name="T1">n</text:span> = a<text:span text:style-name="T1">1</text:span> + (n-1)d</text:p>
      <text:p text:style-name="P2">The n<text:span text:style-name="T2">th</text:span> geometric term is a<text:span text:style-name="T1">n</text:span> = a<text:span text:style-name="T1">1</text:span>r<text:span text:style-name="T2">n-1</text:span></text:p>
      <text:p text:style-name="P2">The “n-1” term is because the first term is set separately.</text:p>
      <text:p text:style-name="P2"/>
      <text:p text:style-name="P2">When someone asks for “the arithmetic mean of two values”, they mean the single mean between them – i.e., the average.</text:p>
      <text:p text:style-name="P2">When someone asks for the “geometric mean of two values”, they mean the single term between two other values in a geometric sequence. <text:s/>This one is harder to remember, so you’ll typically need to derive it. <text:s/>If the two known terms are x and y, then we have a geometric sequence of 3 terms: x, geometric mean, and y. <text:s/>This means that y = a<text:span text:style-name="T1">3</text:span> = a<text:span text:style-name="T1">1</text:span>r<text:span text:style-name="T2">n-1</text:span> = xr<text:span text:style-name="T2">3-1</text:span> = xr<text:span text:style-name="T2">2</text:span>. <text:s/>We can now solve for r:</text:p>
      <text:p text:style-name="P2"><draw:frame draw:style-name="fr1" draw:name="Object3" text:anchor-type="as-char" svg:width="1.6492in" svg:height="0.2075in" draw:z-index="2"><draw:object xlink:href="./Object 3" xlink:type="simple" xlink:show="embed" xlink:actuate="onLoad"/><draw:image xlink:href="./ObjectReplacements/Object 3" xlink:type="simple" xlink:show="embed" xlink:actuate="onLoad"/></draw:frame></text:p>
      <text:p text:style-name="P2">But now that we know the common multiplier, and we know the first term (x), we can solve for the second term:</text:p>
      <text:p text:style-name="P2"><draw:frame draw:style-name="fr1" draw:name="Object4" text:anchor-type="as-char" svg:width="2.2681in" svg:height="0.1984in" draw:z-index="3"><draw:object xlink:href="./Object 4" xlink:type="simple" xlink:show="embed" xlink:actuate="onLoad"/><draw:image xlink:href="./ObjectReplacements/Object 4" xlink:type="simple" xlink:show="embed" xlink:actuate="onLoad"/></draw:frame></text:p>
      <text:p text:style-name="P2"/>
      <text:h text:style-name="Heading_20_1" text:outline-level="1">Lesson 100: Product Identities / More Sum and Difference Identities</text:h>
      <text:h text:style-name="Heading_20_2" text:outline-level="2">Product Identities</text:h>
      <text:p text:style-name="P2">There are more identities for the product of a cosine or sine of one angle with the cosine or sine of another angle, such as cos A sin B. <text:s/>You can derive any of them from the identities for sin (A<text:span text:style-name="T4">±B) and cos</text:span> (A<text:span text:style-name="T4">±B); write down those identities, and combine the ones that have the identity you want.</text:span></text:p>
      <text:p text:style-name="P2"><text:span text:style-name="T4">First, here are the identities for </text:span>sin (A<text:span text:style-name="T4">±B) and cos</text:span> (A<text:span text:style-name="T4">±B):</text:span></text:p>
      <text:list text:style-name="L2">
        <text:list-item>
          <text:p text:style-name="P10">sin (A + B) = sin A cos B + cos A sin B</text:p>
        </text:list-item>
        <text:list-item>
          <text:p text:style-name="P10">sin (A - B) = sin A cos B - cos A sin B</text:p>
        </text:list-item>
        <text:list-item>
          <text:p text:style-name="P10">cos (A + B) = cos A cos B - sin A sin B</text:p>
        </text:list-item>
        <text:list-item>
          <text:p text:style-name="P10">cos (A - B) = cos A cos B + sin A sin B</text:p>
        </text:list-item>
      </text:list>
      <text:p text:style-name="P2">Now you can find the identity of cos A sin B; first notice that the first two identities have cos A sin B, so those are the ones you need to use. <text:s/>If you just added them together they’d cancel out, so negate the second one and add, resulting in:</text:p>
      <text:p text:style-name="P2">sin (A + B) - sin (A - B) = 2 cos A sin B</text:p>
      <text:p text:style-name="P2">cos A sin B = <text:span text:style-name="T4">½( sin (A + B) - sin (A - B) )</text:span></text:p>
      <text:h text:style-name="P3" text:outline-level="2">Sum/Difference Identities</text:h>
      <text:p text:style-name="P2"><text:span text:style-name="T4">There are identities for adding and finding the difference of two sines, and two cosines. <text:s/>They’re </text:span><text:soft-page-break/><text:span text:style-name="T4">complicated, unfortunately. <text:s/>You can derive these from</text:span> sin (A<text:span text:style-name="T4">±B) and cos</text:span> (A<text:span text:style-name="T4">±B) by creating new variables x and y, where x=A+B and y=A-B. <text:s/>You should be able to see that, given those definitions, A=½(x+y) and B=½(x-y). <text:s/>Now since:</text:span></text:p>
      <text:list text:style-name="L2">
        <text:list-item text:start-value="1">
          <text:p text:style-name="P10">sin (A + B) = sin A cos B + cos A sin B</text:p>
        </text:list-item>
        <text:list-item>
          <text:p text:style-name="P10">sin (A - B) = sin A cos B - cos A sin B</text:p>
        </text:list-item>
      </text:list>
      <text:p text:style-name="P2">Replacing A+B, etc., produces:</text:p>
      <text:list text:style-name="L2">
        <text:list-item text:start-value="1">
          <text:p text:style-name="P10">sin x = sin ½(x+y) cos ½(x-y) + cos ½(x+y) sin ½(x-y)</text:p>
        </text:list-item>
        <text:list-item>
          <text:p text:style-name="P10">sin y = sin ½(x+y) cos ½(x-y) - cos ½(x+y) sin ½(x-y)</text:p>
        </text:list-item>
      </text:list>
      <text:p text:style-name="P2">To find out what sin x + sin y equals, just add them up:</text:p>
      <text:list text:style-name="L2">
        <text:list-item text:start-value="1">
          <text:p text:style-name="P10">sin x + sin y = 2 sin ½(x+y) cos ½(x-y)</text:p>
        </text:list-item>
      </text:list>
      <text:p text:style-name="P2"/>
      <text:h text:style-name="P4" text:outline-level="1">Lesson 101: Zero determinants / 3x3 determinants / Determinant solutions of 3x3 systems / independent equations</text:h>
      <text:p text:style-name="P2">A “determinant” is a value you can compute for any square matrix. <text:s/>For example, given this matrix:</text:p>
      <text:p text:style-name="P2"><draw:frame draw:style-name="fr1" draw:name="Object5" text:anchor-type="as-char" svg:width="0.6374in" svg:height="0.598in" draw:z-index="4"><draw:object xlink:href="./Object 5" xlink:type="simple" xlink:show="embed" xlink:actuate="onLoad"/><draw:image xlink:href="./ObjectReplacements/Object 5" xlink:type="simple" xlink:show="embed" xlink:actuate="onLoad"/></draw:frame></text:p>
      <text:p text:style-name="P2">The determinant is:</text:p>
      <text:p text:style-name="P2"><draw:frame draw:style-name="fr1" draw:name="Object6" text:anchor-type="as-char" svg:width="3.1638in" svg:height="0.6571in" draw:z-index="5"><draw:object xlink:href="./Object 6" xlink:type="simple" xlink:show="embed" xlink:actuate="onLoad"/><draw:image xlink:href="./ObjectReplacements/Object 6" xlink:type="simple" xlink:show="embed" xlink:actuate="onLoad"/></draw:frame></text:p>
      <text:p text:style-name="P2">Basically, to calculate the determinant, add up NW-to-SE from the left, and subtract SW-to-NE from the bottom (wrapping as necessary). <text:s/>You can do them in any order, as long as you do them all.</text:p>
      <text:p text:style-name="P2">If you have a set of linear equations, you can use “Cramer’s rule” to solve the unknowns, which finds them by dividing one determinant by another. <text:s text:c="2"/>For example, to solve this 3-equation, 3-unknown set of linear equations:</text:p>
      <text:p text:style-name="P2"><draw:frame draw:style-name="fr1" draw:name="Object7" text:anchor-type="as-char" svg:width="1.3681in" svg:height="0.6437in" draw:z-index="6"><draw:object xlink:href="./Object 7" xlink:type="simple" xlink:show="embed" xlink:actuate="onLoad"/><draw:image xlink:href="./ObjectReplacements/Object 7" xlink:type="simple" xlink:show="embed" xlink:actuate="onLoad"/></draw:frame></text:p>
      <text:p text:style-name="P2">The solutions are, for the 3x3 case, as follows (note that the denominators are the same):</text:p>
      <text:p text:style-name="P2"><draw:frame draw:style-name="fr1" draw:name="Object8" text:anchor-type="as-char" svg:width="3.8098in" svg:height="1.5028in" draw:z-index="7"><draw:object xlink:href="./Object 8" xlink:type="simple" xlink:show="embed" xlink:actuate="onLoad"/><draw:image xlink:href="./ObjectReplacements/Object 8" xlink:type="simple" xlink:show="embed" xlink:actuate="onLoad"/></draw:frame></text:p>
      <text:p text:style-name="P2"><text:soft-page-break/><text:span text:style-name="T4">“Cramer’s rule” is the observation that there’s a simple pattern for solving sets of linear equations that works for any number of unknowns. <text:s/>All the solutions are calculated by dividing one determinant by another. <text:s/>The determinant in the denominator is the same for all, and is simply all the coefficients of the variables. If this determinant is zero, you can’t solve the equation by variable elimination - because you can’t divide by zero. <text:s/>This attempt to divide by zero means that there are no solutions </text:span><text:span text:style-name="T5">or</text:span><text:span text:style-name="T4"> there are an infinite number of solutions. <text:s/>The numerators differ for each unknown, but the left-hand-column are the constants, followed by all the coefficients </text:span><text:span text:style-name="T5">except</text:span><text:span text:style-name="T4"> the coefficients for the variable you’re solving.</text:span></text:p>
      <text:p text:style-name="P2">So let’s work through an example; let’s solve this system of linear equations:</text:p>
      <text:p text:style-name="P2"><draw:frame draw:style-name="fr1" draw:name="Object11" text:anchor-type="as-char" svg:width="1.1618in" svg:height="0.5693in" draw:z-index="9"><draw:object xlink:href="./Object 11" xlink:type="simple" xlink:show="embed" xlink:actuate="onLoad"/><draw:image xlink:href="./ObjectReplacements/Object 11" xlink:type="simple" xlink:show="embed" xlink:actuate="onLoad"/></draw:frame></text:p>
      <text:p text:style-name="P2">Note that this has this form:</text:p>
      <text:p text:style-name="P2"><draw:frame draw:style-name="fr1" draw:name="Object9" text:anchor-type="as-char" svg:width="1.3681in" svg:height="0.6437in" draw:z-index="10"><draw:object xlink:href="./Object 9" xlink:type="simple" xlink:show="embed" xlink:actuate="onLoad"/><draw:image xlink:href="./ObjectReplacements/Object 9" xlink:type="simple" xlink:show="embed" xlink:actuate="onLoad"/></draw:frame></text:p>
      <text:p text:style-name="P2">Compute the denominator first; it’s the same each time and you’ll need to reuse it, so solving it first saves time. <text:s/>And if it’s zero, you’ll know you don’t have a single solution. <text:s/>So here’s that denominator:</text:p>
      <text:p text:style-name="P2"><draw:frame draw:style-name="fr1" draw:name="Object12" text:anchor-type="as-char" svg:width="6.1898in" svg:height="0.739in" draw:z-index="11"><draw:object xlink:href="./Object 12" xlink:type="simple" xlink:show="embed" xlink:actuate="onLoad"/><draw:image xlink:href="./ObjectReplacements/Object 12" xlink:type="simple" xlink:show="embed" xlink:actuate="onLoad"/></draw:frame></text:p>
      <text:p text:style-name="P2">Now solve for each variable:</text:p>
      <text:p text:style-name="P2"><draw:frame draw:style-name="fr1" draw:name="Object10" text:anchor-type="as-char" svg:width="5.4028in" svg:height="1.7402in" draw:z-index="8"><draw:object xlink:href="./Object 10" xlink:type="simple" xlink:show="embed" xlink:actuate="onLoad"/><draw:image xlink:href="./ObjectReplacements/Object 10" xlink:type="simple" xlink:show="embed" xlink:actuate="onLoad"/></draw:frame></text:p>
      <text:p text:style-name="P2">So it appears that x=0,y=-7,z=6, but don’t accept that until you’ve checked your work by plugging the claimed answers into the original equations:</text:p>
      <text:p text:style-name="P2"><draw:frame draw:style-name="fr1" draw:name="Object13" text:anchor-type="as-char" svg:width="2.2327in" svg:height="0.5917in" draw:z-index="12"><draw:object xlink:href="./Object 13" xlink:type="simple" xlink:show="embed" xlink:actuate="onLoad"/><draw:image xlink:href="./ObjectReplacements/Object 13" xlink:type="simple" xlink:show="embed" xlink:actuate="onLoad"/></draw:frame></text:p>
      <text:p text:style-name="P2">They’re all correct, so we have the correct answer to the original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draw:stroke-dash draw:name="_32__20_Dots_20_1_20_Dash" draw:display-name="2 Dots 1 Dash" draw:style="rect" draw:dots1="2" draw:dots2="1" draw:dots2-length="0.0799in" draw:distance="0.0799in"/>
    <draw:stroke-dash draw:name="Fine_20_Dashed_20__28_var_29_" draw:display-name="Fine Dashed (var)" draw:style="rect" draw:dots1="1" draw:dots1-length="197%" draw:distance="197%"/>
    <draw:stroke-dash draw:name="Fine_20_Dotted" draw:display-name="Fine Dotted" draw:style="rect" draw:dots1="1" draw:distance="0.1799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text-align="center" style:justify-single-word="false" style:page-number="auto" fo:background-color="transparent" style:shadow="none">
        <style:background-image/>
      </style:paragraph-properties>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tab/><text:page-number text:select-page="current">4</text:page-number> of <text:page-count>4</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David A. Wheeler</meta:initial-creator>
    <meta:creation-date>2007-09-03T22:43:21</meta:creation-date>
    <dc:creator>David A. Wheeler</dc:creator>
    <dc:date>2008-02-26T14:50:51</dc:date>
    <meta:printed-by>David A. Wheeler</meta:printed-by>
    <meta:print-date>2008-01-14T17:51:44</meta:print-date>
    <meta:editing-cycles>364</meta:editing-cycles>
    <meta:editing-duration>P2DT7H38M11S</meta:editing-duration>
    <meta:user-defined meta:name="Info 1"/>
    <meta:user-defined meta:name="Info 2"/>
    <meta:user-defined meta:name="Info 3"/>
    <meta:user-defined meta:name="Info 4"/>
    <meta:document-statistic meta:table-count="0" meta:image-count="0" meta:object-count="13" meta:page-count="4" meta:paragraph-count="69" meta:word-count="1135" meta:character-count="6018"/>
  </office:meta>
</office:document-meta>
</file>

<file path=Object 1/content.xml><?xml version="1.0" encoding="utf-8"?>
<!DOCTYPE math  PUBLIC '-//OpenOffice.org//DTD Modified W3C MathML 1.01//EN'  'math.dtd'>
<math:math xmlns:math="http://www.w3.org/1998/Math/MathML">
  <math:semantics>
    <math:mrow>
      <math:msub>
        <math:mi>log</math:mi>
        <math:mi>b</math:mi>
      </math:msub>
      <math:mrow>
        <math:mi>x</math:mi>
        <math:mo math:stretchy="false">=</math:mo>
        <math:mfrac>
          <math:mrow>
            <math:msub>
              <math:mi>log</math:mi>
              <math:mn>10</math:mn>
            </math:msub>
            <math:mi>x</math:mi>
          </math:mrow>
          <math:mrow>
            <math:msub>
              <math:mi>log</math:mi>
              <math:mn>10</math:mn>
            </math:msub>
            <math:mi>b</math:mi>
          </math:mrow>
        </math:mfrac>
      </math:mrow>
      <math:mi math:fontstyle="italic">where</math:mi>
      <math:mrow>
        <math:mi>b</math:mi>
        <math:mo math:stretchy="false">≠</math:mo>
        <math:mn>0,</math:mn>
      </math:mrow>
      <math:mrow>
        <math:mi>x</math:mi>
        <math:mo math:stretchy="false">&gt;</math:mo>
        <math:mn>0</math:mn>
      </math:mrow>
    </math:mrow>
    <math:annotation math:encoding="StarMath 5.0">log_b x = {{log_10 x} over {log_10 b}}  where b&lt;&gt;0, x&gt;0</math:annotation>
  </math:semantics>
</math:math>
</file>

<file path=Object 10/content.xml><?xml version="1.0" encoding="utf-8"?>
<!DOCTYPE math  PUBLIC '-//OpenOffice.org//DTD Modified W3C MathML 1.01//EN'  'math.dtd'>
<math:math xmlns:math="http://www.w3.org/1998/Math/MathML">
  <math:semantics>
    <math:mtable>
      <math:mtr>
        <math:mrow>
          <math:mrow>
            <math:mrow>
              <math:mrow>
                <math:mi>x</math:mi>
                <math:mo math:stretchy="false">=</math:mo>
                <math:mfrac>
                  <math:mfenced math:open="∣" math:close="∣">
                    <math:mtable>
                      <math:mtr>
                        <math:mtd>
                          <math:mn>3</math:mn>
                        </math:mtd>
                        <math:mtd>
                          <math:mn>3</math:mn>
                        </math:mtd>
                        <math:mtd>
                          <math:mn>4</math:mn>
                        </math:mtd>
                      </math:mtr>
                      <math:mtr>
                        <math:mtd>
                          <math:mn>4</math:mn>
                        </math:mtd>
                        <math:mtd>
                          <math:mn>2</math:mn>
                        </math:mtd>
                        <math:mtd>
                          <math:mn>3</math:mn>
                        </math:mtd>
                      </math:mtr>
                      <math:mtr>
                        <math:mtd>
                          <math:mn>5</math:mn>
                        </math:mtd>
                        <math:mtd>
                          <math:mn>1</math:mn>
                        </math:mtd>
                        <math:mtd>
                          <math:mn>2</math:mn>
                        </math:mtd>
                      </math:mtr>
                    </math:mtable>
                  </math:mfenced>
                  <math:mi math:fontstyle="italic">denominator</math:mi>
                </math:mfrac>
              </math:mrow>
              <math:mo math:stretchy="false">=</math:mo>
              <math:mfrac>
                <math:mtable>
                  <math:mtr>
                    <math:mrow>
                      <math:mtext>(</math:mtext>
                      <math:mrow>
                        <math:mrow>
                          <math:mn>12</math:mn>
                          <math:mo math:stretchy="false">+</math:mo>
                          <math:mn>16</math:mn>
                        </math:mrow>
                        <math:mo math:stretchy="false">+</math:mo>
                        <math:mn>45</math:mn>
                      </math:mrow>
                    </math:mrow>
                  </math:mtr>
                  <math:mtr>
                    <math:mrow>
                      <math:mrow>
                        <math:mrow>
                          <math:mrow>
                            <math:mo math:stretchy="false">−</math:mo>
                            <math:mn>40</math:mn>
                          </math:mrow>
                          <math:mo math:stretchy="false">−</math:mo>
                          <math:mn>9</math:mn>
                        </math:mrow>
                        <math:mo math:stretchy="false">−</math:mo>
                        <math:mn>24</math:mn>
                      </math:mrow>
                      <math:mtext>)</math:mtext>
                    </math:mrow>
                  </math:mtr>
                </math:mtable>
                <math:mn>5</math:mn>
              </math:mfrac>
            </math:mrow>
            <math:mo math:stretchy="false">=</math:mo>
            <math:mn>0</math:mn>
          </math:mrow>
          <math:mi/>
          <math:mrow>
            <math:mrow>
              <math:mrow>
                <math:mi>y</math:mi>
                <math:mo math:stretchy="false">=</math:mo>
                <math:mfrac>
                  <math:mfenced math:open="∣" math:close="∣">
                    <math:mtable>
                      <math:mtr>
                        <math:mtd>
                          <math:mn>3</math:mn>
                        </math:mtd>
                        <math:mtd>
                          <math:mn>2</math:mn>
                        </math:mtd>
                        <math:mtd>
                          <math:mn>4</math:mn>
                        </math:mtd>
                      </math:mtr>
                      <math:mtr>
                        <math:mtd>
                          <math:mn>4</math:mn>
                        </math:mtd>
                        <math:mtd>
                          <math:mn>1</math:mn>
                        </math:mtd>
                        <math:mtd>
                          <math:mn>3</math:mn>
                        </math:mtd>
                      </math:mtr>
                      <math:mtr>
                        <math:mtd>
                          <math:mn>5</math:mn>
                        </math:mtd>
                        <math:mtd>
                          <math:mn>5</math:mn>
                        </math:mtd>
                        <math:mtd>
                          <math:mn>2</math:mn>
                        </math:mtd>
                      </math:mtr>
                    </math:mtable>
                  </math:mfenced>
                  <math:mi math:fontstyle="italic">denominator</math:mi>
                </math:mfrac>
              </math:mrow>
              <math:mo math:stretchy="false">=</math:mo>
              <math:mfrac>
                <math:mtable>
                  <math:mtr>
                    <math:mrow>
                      <math:mtext>(</math:mtext>
                      <math:mrow>
                        <math:mrow>
                          <math:mn>6</math:mn>
                          <math:mo math:stretchy="false">+</math:mo>
                          <math:mn>80</math:mn>
                        </math:mrow>
                        <math:mo math:stretchy="false">+</math:mo>
                        <math:mn>30</math:mn>
                      </math:mrow>
                    </math:mrow>
                  </math:mtr>
                  <math:mtr>
                    <math:mrow>
                      <math:mrow>
                        <math:mrow>
                          <math:mrow>
                            <math:mo math:stretchy="false">−</math:mo>
                            <math:mn>20</math:mn>
                          </math:mrow>
                          <math:mo math:stretchy="false">−</math:mo>
                          <math:mn>45</math:mn>
                        </math:mrow>
                        <math:mo math:stretchy="false">−</math:mo>
                        <math:mn>16</math:mn>
                      </math:mrow>
                      <math:mtext>)</math:mtext>
                    </math:mrow>
                  </math:mtr>
                </math:mtable>
                <math:mn>5</math:mn>
              </math:mfrac>
            </math:mrow>
            <math:mo math:stretchy="false">=</math:mo>
            <math:mrow>
              <math:mo math:stretchy="false">−</math:mo>
              <math:mn>7</math:mn>
            </math:mrow>
          </math:mrow>
        </math:mrow>
      </math:mtr>
      <math:mtr>
        <math:mrow>
          <math:mrow>
            <math:mrow>
              <math:mi>z</math:mi>
              <math:mo math:stretchy="false">=</math:mo>
              <math:mfrac>
                <math:mfenced math:open="∣" math:close="∣">
                  <math:mtable>
                    <math:mtr>
                      <math:mtd>
                        <math:mn>3</math:mn>
                      </math:mtd>
                      <math:mtd>
                        <math:mn>2</math:mn>
                      </math:mtd>
                      <math:mtd>
                        <math:mn>3</math:mn>
                      </math:mtd>
                    </math:mtr>
                    <math:mtr>
                      <math:mtd>
                        <math:mn>4</math:mn>
                      </math:mtd>
                      <math:mtd>
                        <math:mn>1</math:mn>
                      </math:mtd>
                      <math:mtd>
                        <math:mn>2</math:mn>
                      </math:mtd>
                    </math:mtr>
                    <math:mtr>
                      <math:mtd>
                        <math:mn>5</math:mn>
                      </math:mtd>
                      <math:mtd>
                        <math:mn>5</math:mn>
                      </math:mtd>
                      <math:mtd>
                        <math:mn>1</math:mn>
                      </math:mtd>
                    </math:mtr>
                  </math:mtable>
                </math:mfenced>
                <math:mi math:fontstyle="italic">denominator</math:mi>
              </math:mfrac>
            </math:mrow>
            <math:mo math:stretchy="false">=</math:mo>
            <math:mfrac>
              <math:mtable>
                <math:mtr>
                  <math:mrow>
                    <math:mtext>(</math:mtext>
                    <math:mrow>
                      <math:mrow>
                        <math:mn>3</math:mn>
                        <math:mo math:stretchy="false">+</math:mo>
                        <math:mn>60</math:mn>
                      </math:mrow>
                      <math:mo math:stretchy="false">+</math:mo>
                      <math:mn>20</math:mn>
                    </math:mrow>
                  </math:mrow>
                </math:mtr>
                <math:mtr>
                  <math:mrow>
                    <math:mrow>
                      <math:mrow>
                        <math:mrow>
                          <math:mo math:stretchy="false">−</math:mo>
                          <math:mn>15</math:mn>
                        </math:mrow>
                        <math:mo math:stretchy="false">−</math:mo>
                        <math:mn>30</math:mn>
                      </math:mrow>
                      <math:mo math:stretchy="false">−</math:mo>
                      <math:mn>8</math:mn>
                    </math:mrow>
                    <math:mtext>)</math:mtext>
                  </math:mrow>
                </math:mtr>
              </math:mtable>
              <math:mn>5</math:mn>
            </math:mfrac>
          </math:mrow>
          <math:mo math:stretchy="false">=</math:mo>
          <math:mn>6</math:mn>
        </math:mrow>
      </math:mtr>
    </math:mtable>
    <math:annotation math:encoding="StarMath 5.0">x = { left lline matrix{ 3 # 3 # 4 ## 4 # 2 # 3 ## 5 # 1 # 2 } right rline  } over
denominator = stack{ "(" 12 + 16 + 45 # - 40 - 9 - 24 ")" } over 5 = 0~~~~

y = { left lline matrix{ 3 # 2 # 4 ## 4 # 1 # 3 ## 5 # 5 # 2 } right rline  } over
denominator = stack{ "(" 6 + 80 + 30 # -20 -45 -16 ")" } over 5 = -7 newline

z = { left lline matrix{ 3 # 2 # 3 ## 4 # 1 # 2 ## 5 # 5 # 1 } right rline  } over
denominator = stack{ "(" 3 + 60 + 20 # -15 -30 -8 ")" } over 5 = 6
</math:annotation>
  </math:semantics>
</math:math>
</file>

<file path=Object 11/content.xml><?xml version="1.0" encoding="utf-8"?>
<!DOCTYPE math  PUBLIC '-//OpenOffice.org//DTD Modified W3C MathML 1.01//EN'  'math.dtd'>
<math:math xmlns:math="http://www.w3.org/1998/Math/MathML">
  <math:semantics>
    <math:mtable>
      <math:mtr>
        <math:mrow>
          <math:mn>2</math:mn>
          <math:mrow>
            <math:mi>x</math:mi>
            <math:mo math:stretchy="false">+</math:mo>
            <math:mn>3</math:mn>
          </math:mrow>
          <math:mrow>
            <math:mi>y</math:mi>
            <math:mo math:stretchy="false">+</math:mo>
            <math:mn>4</math:mn>
          </math:mrow>
          <math:mrow>
            <math:mi>z</math:mi>
            <math:mo math:stretchy="false">=</math:mo>
            <math:mn>3</math:mn>
          </math:mrow>
        </math:mrow>
      </math:mtr>
      <math:mtr>
        <math:mrow>
          <math:mn>1</math:mn>
          <math:mrow>
            <math:mi>x</math:mi>
            <math:mo math:stretchy="false">+</math:mo>
            <math:mn>2</math:mn>
          </math:mrow>
          <math:mrow>
            <math:mi>y</math:mi>
            <math:mo math:stretchy="false">+</math:mo>
            <math:mn>3</math:mn>
          </math:mrow>
          <math:mrow>
            <math:mi>z</math:mi>
            <math:mo math:stretchy="false">=</math:mo>
            <math:mn>4</math:mn>
          </math:mrow>
        </math:mrow>
      </math:mtr>
      <math:mtr>
        <math:mrow>
          <math:mn>5</math:mn>
          <math:mrow>
            <math:mi>x</math:mi>
            <math:mo math:stretchy="false">+</math:mo>
            <math:mn>1</math:mn>
          </math:mrow>
          <math:mrow>
            <math:mi>y</math:mi>
            <math:mo math:stretchy="false">+</math:mo>
            <math:mn>2</math:mn>
          </math:mrow>
          <math:mrow>
            <math:mi>z</math:mi>
            <math:mo math:stretchy="false">=</math:mo>
            <math:mn>5</math:mn>
          </math:mrow>
        </math:mrow>
      </math:mtr>
    </math:mtable>
    <math:annotation math:encoding="StarMath 5.0">2 x + 3 y + 4 z = 3 newline
1 x + 2 y + 3 z = 4 newline
5 x + 1 y + 2 z = 5

</math:annotation>
  </math:semantics>
</math:math>
</file>

<file path=Object 12/content.xml><?xml version="1.0" encoding="utf-8"?>
<!DOCTYPE math  PUBLIC '-//OpenOffice.org//DTD Modified W3C MathML 1.01//EN'  'math.dtd'>
<math:math xmlns:math="http://www.w3.org/1998/Math/MathML">
  <math:semantics>
    <math:mrow>
      <math:mrow>
        <math:mrow>
          <math:mrow>
            <math:mi math:fontstyle="italic">denominator</math:mi>
            <math:mo math:stretchy="false">=</math:mo>
            <math:mfenced math:open="∣" math:close="∣">
              <math:mtable>
                <math:mtr>
                  <math:mtd>
                    <math:msub>
                      <math:mi>a</math:mi>
                      <math:mn>1</math:mn>
                    </math:msub>
                  </math:mtd>
                  <math:mtd>
                    <math:msub>
                      <math:mi>b</math:mi>
                      <math:mn>1</math:mn>
                    </math:msub>
                  </math:mtd>
                  <math:mtd>
                    <math:msub>
                      <math:mi>c</math:mi>
                      <math:mn>1</math:mn>
                    </math:msub>
                  </math:mtd>
                </math:mtr>
                <math:mtr>
                  <math:mtd>
                    <math:msub>
                      <math:mi>a</math:mi>
                      <math:mn>2</math:mn>
                    </math:msub>
                  </math:mtd>
                  <math:mtd>
                    <math:msub>
                      <math:mi>b</math:mi>
                      <math:mn>2</math:mn>
                    </math:msub>
                  </math:mtd>
                  <math:mtd>
                    <math:msub>
                      <math:mi>c</math:mi>
                      <math:mn>2</math:mn>
                    </math:msub>
                  </math:mtd>
                </math:mtr>
                <math:mtr>
                  <math:mtd>
                    <math:msub>
                      <math:mi>a</math:mi>
                      <math:mn>3</math:mn>
                    </math:msub>
                  </math:mtd>
                  <math:mtd>
                    <math:msub>
                      <math:mi>b</math:mi>
                      <math:mn>3</math:mn>
                    </math:msub>
                  </math:mtd>
                  <math:mtd>
                    <math:msub>
                      <math:mi>c</math:mi>
                      <math:mn>3</math:mn>
                    </math:msub>
                  </math:mtd>
                </math:mtr>
              </math:mtable>
            </math:mfenced>
          </math:mrow>
          <math:mo math:stretchy="false">=</math:mo>
          <math:mfenced math:open="∣" math:close="∣">
            <math:mtable>
              <math:mtr>
                <math:mtd>
                  <math:mn>2</math:mn>
                </math:mtd>
                <math:mtd>
                  <math:mn>3</math:mn>
                </math:mtd>
                <math:mtd>
                  <math:mn>4</math:mn>
                </math:mtd>
              </math:mtr>
              <math:mtr>
                <math:mtd>
                  <math:mn>1</math:mn>
                </math:mtd>
                <math:mtd>
                  <math:mn>2</math:mn>
                </math:mtd>
                <math:mtd>
                  <math:mn>3</math:mn>
                </math:mtd>
              </math:mtr>
              <math:mtr>
                <math:mtd>
                  <math:mn>5</math:mn>
                </math:mtd>
                <math:mtd>
                  <math:mn>1</math:mn>
                </math:mtd>
                <math:mtd>
                  <math:mn>2</math:mn>
                </math:mtd>
              </math:mtr>
            </math:mtable>
          </math:mfenced>
        </math:mrow>
        <math:mo math:stretchy="false">=</math:mo>
        <math:mtable>
          <math:mtr>
            <math:mrow>
              <math:mo math:stretchy="false">(</math:mo>
              <math:mrow>
                <math:mrow>
                  <math:mrow>
                    <math:mrow>
                      <math:mn>2</math:mn>
                      <math:mo math:stretchy="false">×</math:mo>
                      <math:mn>2</math:mn>
                    </math:mrow>
                    <math:mo math:stretchy="false">×</math:mo>
                    <math:mn>2</math:mn>
                  </math:mrow>
                  <math:mo math:stretchy="false">+</math:mo>
                  <math:mrow>
                    <math:mrow>
                      <math:mn>1</math:mn>
                      <math:mo math:stretchy="false">×</math:mo>
                      <math:mn>1</math:mn>
                    </math:mrow>
                    <math:mo math:stretchy="false">×</math:mo>
                    <math:mn>4</math:mn>
                  </math:mrow>
                </math:mrow>
                <math:mo math:stretchy="false">+</math:mo>
                <math:mrow>
                  <math:mrow>
                    <math:mn>5</math:mn>
                    <math:mo math:stretchy="false">×</math:mo>
                    <math:mn>3</math:mn>
                  </math:mrow>
                  <math:mo math:stretchy="false">×</math:mo>
                  <math:mn>3</math:mn>
                </math:mrow>
              </math:mrow>
              <math:mo math:stretchy="false">)</math:mo>
            </math:mrow>
          </math:mtr>
          <math:mtr>
            <math:mrow>
              <math:mo math:stretchy="false">−</math:mo>
              <math:mrow>
                <math:mo math:stretchy="false">(</math:mo>
                <math:mrow>
                  <math:mrow>
                    <math:mrow>
                      <math:mrow>
                        <math:mn>5</math:mn>
                        <math:mo math:stretchy="false">×</math:mo>
                        <math:mn>2</math:mn>
                      </math:mrow>
                      <math:mo math:stretchy="false">×</math:mo>
                      <math:mn>4</math:mn>
                    </math:mrow>
                    <math:mo math:stretchy="false">+</math:mo>
                    <math:mrow>
                      <math:mrow>
                        <math:mn>1</math:mn>
                        <math:mo math:stretchy="false">×</math:mo>
                        <math:mn>3</math:mn>
                      </math:mrow>
                      <math:mo math:stretchy="false">×</math:mo>
                      <math:mn>2</math:mn>
                    </math:mrow>
                  </math:mrow>
                  <math:mo math:stretchy="false">+</math:mo>
                  <math:mrow>
                    <math:mrow>
                      <math:mn>2</math:mn>
                      <math:mo math:stretchy="false">×</math:mo>
                      <math:mn>1</math:mn>
                    </math:mrow>
                    <math:mo math:stretchy="false">×</math:mo>
                    <math:mn>3</math:mn>
                  </math:mrow>
                </math:mrow>
                <math:mo math:stretchy="false">)</math:mo>
              </math:mrow>
            </math:mrow>
          </math:mtr>
        </math:mtable>
      </math:mrow>
      <math:mrow>
        <math:mrow>
          <math:mi/>
          <math:mo math:stretchy="false">=</math:mo>
          <math:mtable>
            <math:mtr>
              <math:mrow>
                <math:mi/>
                <math:mrow>
                  <math:mrow>
                    <math:mn>8</math:mn>
                    <math:mo math:stretchy="false">+</math:mo>
                    <math:mn>4</math:mn>
                  </math:mrow>
                  <math:mo math:stretchy="false">+</math:mo>
                  <math:mn>45</math:mn>
                </math:mrow>
              </math:mrow>
            </math:mtr>
            <math:mtr>
              <math:mrow>
                <math:mrow>
                  <math:mrow>
                    <math:mo math:stretchy="false">−</math:mo>
                    <math:mn>40</math:mn>
                  </math:mrow>
                  <math:mo math:stretchy="false">−</math:mo>
                  <math:mn>6</math:mn>
                </math:mrow>
                <math:mo math:stretchy="false">−</math:mo>
                <math:mn>6</math:mn>
              </math:mrow>
            </math:mtr>
          </math:mtable>
        </math:mrow>
        <math:mo math:stretchy="false">=</math:mo>
        <math:mi/>
      </math:mrow>
      <math:mn>5</math:mn>
    </math:mrow>
    <math:annotation math:encoding="StarMath 5.0">denominator = 
{ left lline matrix{ a_1 # b_1 # c_1 ## a_2 # b_2 # c_2 ## a_3 # b_3 # c_3 } right rline  } =
{ left lline matrix{ 2 # 3 # 4 ## 1 # 2 # 3 ## 5 # 1 # 2 } right rline } =
stack{ ( 2 times 2 times 2 + 1 times 1 times 4 + 5 times 3 times 3 ) #
 - (5 times 2 times 4 + 1 times 3 times 2 + 2 times 1 times 3 ) } ~~ = stack{ ~ 8 + 4 + 45 # - 40 - 6 - 6 } = ~ 5
</math:annotation>
  </math:semantics>
</math:math>
</file>

<file path=Object 13/content.xml><?xml version="1.0" encoding="utf-8"?>
<!DOCTYPE math  PUBLIC '-//OpenOffice.org//DTD Modified W3C MathML 1.01//EN'  'math.dtd'>
<math:math xmlns:math="http://www.w3.org/1998/Math/MathML">
  <math:semantics>
    <math:mtable>
      <math:mtr>
        <math:mrow>
          <math:mn>2</math:mn>
          <math:mrow>
            <math:mrow>
              <math:mo math:stretchy="false">(</math:mo>
              <math:mn>0</math:mn>
              <math:mo math:stretchy="false">)</math:mo>
            </math:mrow>
            <math:mo math:stretchy="false">+</math:mo>
            <math:mn>3</math:mn>
          </math:mrow>
          <math:mrow>
            <math:mrow>
              <math:mo math:stretchy="false">(</math:mo>
              <math:mrow>
                <math:mo math:stretchy="false">−</math:mo>
                <math:mn>7</math:mn>
              </math:mrow>
              <math:mo math:stretchy="false">)</math:mo>
            </math:mrow>
            <math:mo math:stretchy="false">+</math:mo>
            <math:mn>4</math:mn>
          </math:mrow>
          <math:mrow>
            <math:mrow>
              <math:mo math:stretchy="false">(</math:mo>
              <math:mn>6</math:mn>
              <math:mo math:stretchy="false">)</math:mo>
            </math:mrow>
            <math:mo math:stretchy="false">=</math:mo>
            <math:mn>3</math:mn>
          </math:mrow>
          <math:mi/>
          <math:mtext>correct</math:mtext>
        </math:mrow>
      </math:mtr>
      <math:mtr>
        <math:mrow>
          <math:mn>1</math:mn>
          <math:mrow>
            <math:mrow>
              <math:mo math:stretchy="false">(</math:mo>
              <math:mn>0</math:mn>
              <math:mo math:stretchy="false">)</math:mo>
            </math:mrow>
            <math:mo math:stretchy="false">+</math:mo>
            <math:mn>2</math:mn>
          </math:mrow>
          <math:mrow>
            <math:mrow>
              <math:mo math:stretchy="false">(</math:mo>
              <math:mrow>
                <math:mo math:stretchy="false">−</math:mo>
                <math:mn>7</math:mn>
              </math:mrow>
              <math:mo math:stretchy="false">)</math:mo>
            </math:mrow>
            <math:mo math:stretchy="false">+</math:mo>
            <math:mn>3</math:mn>
          </math:mrow>
          <math:mrow>
            <math:mrow>
              <math:mo math:stretchy="false">(</math:mo>
              <math:mn>6</math:mn>
              <math:mo math:stretchy="false">)</math:mo>
            </math:mrow>
            <math:mo math:stretchy="false">=</math:mo>
            <math:mn>4</math:mn>
          </math:mrow>
          <math:mi/>
          <math:mtext>correct</math:mtext>
        </math:mrow>
      </math:mtr>
      <math:mtr>
        <math:mrow>
          <math:mn>5</math:mn>
          <math:mrow>
            <math:mrow>
              <math:mo math:stretchy="false">(</math:mo>
              <math:mn>0</math:mn>
              <math:mo math:stretchy="false">)</math:mo>
            </math:mrow>
            <math:mo math:stretchy="false">+</math:mo>
            <math:mn>1</math:mn>
          </math:mrow>
          <math:mrow>
            <math:mrow>
              <math:mo math:stretchy="false">(</math:mo>
              <math:mrow>
                <math:mo math:stretchy="false">−</math:mo>
                <math:mn>7</math:mn>
              </math:mrow>
              <math:mo math:stretchy="false">)</math:mo>
            </math:mrow>
            <math:mo math:stretchy="false">+</math:mo>
            <math:mn>2</math:mn>
          </math:mrow>
          <math:mrow>
            <math:mrow>
              <math:mo math:stretchy="false">(</math:mo>
              <math:mn>6</math:mn>
              <math:mo math:stretchy="false">)</math:mo>
            </math:mrow>
            <math:mo math:stretchy="false">=</math:mo>
            <math:mn>5</math:mn>
          </math:mrow>
          <math:mi/>
          <math:mtext>correct</math:mtext>
        </math:mrow>
      </math:mtr>
    </math:mtable>
    <math:annotation math:encoding="StarMath 5.0">2 (0) + 3 (-7) + 4 (6) = 3 ~~ "correct" newline
1 (0) + 2 (-7) + 3 (6) = 4 ~~ "correct" newline
5 (0) + 1 (-7) + 2 (6) = 5 ~~ "correct"
 
</math:annotation>
  </math:semantics>
</math:math>
</file>

<file path=Object 2/content.xml><?xml version="1.0" encoding="utf-8"?>
<!DOCTYPE math  PUBLIC '-//OpenOffice.org//DTD Modified W3C MathML 1.01//EN'  'math.dtd'>
<math:math xmlns:math="http://www.w3.org/1998/Math/MathML">
  <math:semantics>
    <math:mtable>
      <math:mtr>
        <math:mtd>
          <math:mrow>
            <math:mrow>
              <math:mi>y</math:mi>
              <math:mo math:stretchy="false">=</math:mo>
              <math:msub>
                <math:mi>log</math:mi>
                <math:mi>b</math:mi>
              </math:msub>
            </math:mrow>
            <math:mi>x</math:mi>
          </math:mrow>
        </math:mtd>
        <math:mtd>
          <math:mrow>
            <math:mtext>To solve;</math:mtext>
            <math:mrow>
              <math:mi>b</math:mi>
              <math:mo math:stretchy="false">≠</math:mo>
              <math:mn>0</math:mn>
            </math:mrow>
            <math:mtext>and</math:mtext>
            <math:mrow>
              <math:mi>x</math:mi>
              <math:mo math:stretchy="false">&gt;</math:mo>
              <math:mn>0</math:mn>
            </math:mrow>
          </math:mrow>
        </math:mtd>
      </math:mtr>
      <math:mtr>
        <math:mtd>
          <math:mrow>
            <math:msup>
              <math:mi>b</math:mi>
              <math:mi>y</math:mi>
            </math:msup>
            <math:mo math:stretchy="false">=</math:mo>
            <math:mi>x</math:mi>
          </math:mrow>
        </math:mtd>
        <math:mtd>
          <math:mtext>Exponentiate both sides</math:mtext>
        </math:mtd>
      </math:mtr>
      <math:mtr>
        <math:mtd>
          <math:mrow>
            <math:msub>
              <math:mi>log</math:mi>
              <math:mn>10</math:mn>
            </math:msub>
            <math:mrow>
              <math:msup>
                <math:mi>b</math:mi>
                <math:mi>y</math:mi>
              </math:msup>
              <math:mo math:stretchy="false">=</math:mo>
              <math:msub>
                <math:mi>log</math:mi>
                <math:mn>10</math:mn>
              </math:msub>
            </math:mrow>
            <math:mi>x</math:mi>
          </math:mrow>
        </math:mtd>
        <math:mtd>
          <math:mtext>Take log of both sides</math:mtext>
        </math:mtd>
      </math:mtr>
      <math:mtr>
        <math:mtd>
          <math:mrow>
            <math:mi>y</math:mi>
            <math:msub>
              <math:mi>log</math:mi>
              <math:mn>10</math:mn>
            </math:msub>
            <math:mrow>
              <math:mi>b</math:mi>
              <math:mo math:stretchy="false">=</math:mo>
              <math:msub>
                <math:mi>log</math:mi>
                <math:mn>10</math:mn>
              </math:msub>
            </math:mrow>
            <math:mi>x</math:mi>
          </math:mrow>
        </math:mtd>
        <math:mtd>
          <math:mtext>Move exponent out</math:mtext>
        </math:mtd>
      </math:mtr>
      <math:mtr>
        <math:mtd>
          <math:mrow>
            <math:mrow>
              <math:mi>y</math:mi>
              <math:mo math:stretchy="false">=</math:mo>
              <math:msub>
                <math:mi>log</math:mi>
                <math:mi>b</math:mi>
              </math:msub>
            </math:mrow>
            <math:mrow>
              <math:mi>x</math:mi>
              <math:mo math:stretchy="false">=</math:mo>
              <math:mfrac>
                <math:mrow>
                  <math:msub>
                    <math:mi>log</math:mi>
                    <math:mn>10</math:mn>
                  </math:msub>
                  <math:mi>x</math:mi>
                </math:mrow>
                <math:mrow>
                  <math:msub>
                    <math:mi>log</math:mi>
                    <math:mn>10</math:mn>
                  </math:msub>
                  <math:mi>b</math:mi>
                </math:mrow>
              </math:mfrac>
            </math:mrow>
          </math:mrow>
        </math:mtd>
        <math:mtd>
          <math:mtext>Solve for y</math:mtext>
        </math:mtd>
      </math:mtr>
    </math:mtable>
    <math:annotation math:encoding="StarMath 5.0">matrix{ 
y = log_b x # "To solve;" b&lt;&gt;0 "and" x&gt;0 ##
b^y = x # "Exponentiate both sides" ##
log_10 b^y = log_10 x # "Take log of both sides" ##
y log_10 b = log_10 x # "Move exponent out" ##
y = log_b x = {{log_10 x} over {log_10 b}} # "Solve for y"
}
</math:annotation>
  </math:semantics>
</math:math>
</file>

<file path=Object 3/content.xml><?xml version="1.0" encoding="utf-8"?>
<!DOCTYPE math  PUBLIC '-//OpenOffice.org//DTD Modified W3C MathML 1.01//EN'  'math.dtd'>
<math:math xmlns:math="http://www.w3.org/1998/Math/MathML">
  <math:semantics>
    <math:mrow>
      <math:mrow>
        <math:mi>y</math:mi>
        <math:mo math:stretchy="false">=</math:mo>
        <math:mi>x</math:mi>
      </math:mrow>
      <math:msup>
        <math:mi>r</math:mi>
        <math:mn>2</math:mn>
      </math:msup>
      <math:mtext>implies</math:mtext>
      <math:mrow>
        <math:mi>r</math:mi>
        <math:mo math:stretchy="false">=</math:mo>
        <math:msqrt>
          <math:mrow>
            <math:mi>y</math:mi>
            <math:mo math:stretchy="false">/</math:mo>
            <math:mi>x</math:mi>
          </math:mrow>
        </math:msqrt>
      </math:mrow>
    </math:mrow>
    <math:annotation math:encoding="StarMath 5.0">y = x r^2 "implies" r = sqrt{y/x}</math:annotation>
  </math:semantics>
</math:math>
</file>

<file path=Object 4/content.xml><?xml version="1.0" encoding="utf-8"?>
<!DOCTYPE math  PUBLIC '-//OpenOffice.org//DTD Modified W3C MathML 1.01//EN'  'math.dtd'>
<math:math xmlns:math="http://www.w3.org/1998/Math/MathML">
  <math:semantics>
    <math:mrow>
      <math:mrow>
        <math:mtext>geometric mean</math:mtext>
        <math:mo math:stretchy="false">=</math:mo>
        <math:mi>x</math:mi>
      </math:mrow>
      <math:mrow>
        <math:msqrt>
          <math:mrow>
            <math:mi>y</math:mi>
            <math:mo math:stretchy="false">/</math:mo>
            <math:mi>x</math:mi>
          </math:mrow>
        </math:msqrt>
        <math:mo math:stretchy="false">=</math:mo>
        <math:mrow>
          <math:mo math:stretchy="false">±</math:mo>
          <math:msqrt>
            <math:mi math:fontstyle="italic">xy</math:mi>
          </math:msqrt>
        </math:mrow>
      </math:mrow>
    </math:mrow>
    <math:annotation math:encoding="StarMath 5.0">"geometric mean" = x sqrt{y/x} = +- sqrt{xy}</math:annotation>
  </math:semantics>
</math:math>
</file>

<file path=Object 5/content.xml><?xml version="1.0" encoding="utf-8"?>
<!DOCTYPE math  PUBLIC '-//OpenOffice.org//DTD Modified W3C MathML 1.01//EN'  'math.dtd'>
<math:math xmlns:math="http://www.w3.org/1998/Math/MathML">
  <math:semantics>
    <math:mtable>
      <math:mtr>
        <math:mtd>
          <math:mi>a</math:mi>
        </math:mtd>
        <math:mtd>
          <math:mi>b</math:mi>
        </math:mtd>
        <math:mtd>
          <math:mi>c</math:mi>
        </math:mtd>
      </math:mtr>
      <math:mtr>
        <math:mtd>
          <math:mi>d</math:mi>
        </math:mtd>
        <math:mtd>
          <math:mi>e</math:mi>
        </math:mtd>
        <math:mtd>
          <math:mi>f</math:mi>
        </math:mtd>
      </math:mtr>
      <math:mtr>
        <math:mtd>
          <math:mi>g</math:mi>
        </math:mtd>
        <math:mtd>
          <math:mi>h</math:mi>
        </math:mtd>
        <math:mtd>
          <math:mi>i</math:mi>
        </math:mtd>
      </math:mtr>
    </math:mtable>
    <math:annotation math:encoding="StarMath 5.0">matrix{a # b # c ## d # e # f ## g # h # i}</math:annotation>
  </math:semantics>
</math:math>
</file>

<file path=Object 6/content.xml><?xml version="1.0" encoding="utf-8"?>
<!DOCTYPE math  PUBLIC '-//OpenOffice.org//DTD Modified W3C MathML 1.01//EN'  'math.dtd'>
<math:math xmlns:math="http://www.w3.org/1998/Math/MathML">
  <math:semantics>
    <math:mrow>
      <math:mfenced math:open="∣" math:close="∣">
        <math:mtable>
          <math:mtr>
            <math:mtd>
              <math:mi>a</math:mi>
            </math:mtd>
            <math:mtd>
              <math:mi>b</math:mi>
            </math:mtd>
            <math:mtd>
              <math:mi>c</math:mi>
            </math:mtd>
          </math:mtr>
          <math:mtr>
            <math:mtd>
              <math:mi>d</math:mi>
            </math:mtd>
            <math:mtd>
              <math:mi>e</math:mi>
            </math:mtd>
            <math:mtd>
              <math:mi>f</math:mi>
            </math:mtd>
          </math:mtr>
          <math:mtr>
            <math:mtd>
              <math:mi>g</math:mi>
            </math:mtd>
            <math:mtd>
              <math:mi>h</math:mi>
            </math:mtd>
            <math:mtd>
              <math:mi>i</math:mi>
            </math:mtd>
          </math:mtr>
        </math:mtable>
      </math:mfenced>
      <math:mo math:stretchy="false">=</math:mo>
      <math:mrow>
        <math:mrow>
          <math:mo math:stretchy="false">(</math:mo>
          <math:mrow>
            <math:mrow>
              <math:mi math:fontstyle="italic">aei</math:mi>
              <math:mo math:stretchy="false">+</math:mo>
              <math:mi math:fontstyle="italic">dhc</math:mi>
            </math:mrow>
            <math:mo math:stretchy="false">+</math:mo>
            <math:mi math:fontstyle="italic">gbf</math:mi>
          </math:mrow>
          <math:mo math:stretchy="false">)</math:mo>
        </math:mrow>
        <math:mo math:stretchy="false">−</math:mo>
        <math:mrow>
          <math:mo math:stretchy="false">(</math:mo>
          <math:mrow>
            <math:mrow>
              <math:mi math:fontstyle="italic">gec</math:mi>
              <math:mo math:stretchy="false">+</math:mo>
              <math:mi math:fontstyle="italic">hfa</math:mi>
            </math:mrow>
            <math:mo math:stretchy="false">+</math:mo>
            <math:mi math:fontstyle="italic">idb</math:mi>
          </math:mrow>
          <math:mo math:stretchy="false">)</math:mo>
        </math:mrow>
      </math:mrow>
    </math:mrow>
    <math:annotation math:encoding="StarMath 5.0">left lline matrix{a # b # c ## d # e # f ## g # h # i} right rline = (aei+dhc+gbf) - (gec+hfa+idb)
</math:annotation>
  </math:semantics>
</math:math>
</file>

<file path=Object 7/content.xml><?xml version="1.0" encoding="utf-8"?>
<!DOCTYPE math  PUBLIC '-//OpenOffice.org//DTD Modified W3C MathML 1.01//EN'  'math.dtd'>
<math:math xmlns:math="http://www.w3.org/1998/Math/MathML">
  <math:semantics>
    <math:mtable>
      <math:mtr>
        <math:mrow>
          <math:msub>
            <math:mi>a</math:mi>
            <math:mn>1</math:mn>
          </math:msub>
          <math:mrow>
            <math:mi>x</math:mi>
            <math:mo math:stretchy="false">+</math:mo>
            <math:msub>
              <math:mi>b</math:mi>
              <math:mn>1</math:mn>
            </math:msub>
          </math:mrow>
          <math:mrow>
            <math:mi>y</math:mi>
            <math:mo math:stretchy="false">+</math:mo>
            <math:msub>
              <math:mi>c</math:mi>
              <math:mn>1</math:mn>
            </math:msub>
          </math:mrow>
          <math:mrow>
            <math:mi>z</math:mi>
            <math:mo math:stretchy="false">=</math:mo>
            <math:msub>
              <math:mi>k</math:mi>
              <math:mn>1</math:mn>
            </math:msub>
          </math:mrow>
        </math:mrow>
      </math:mtr>
      <math:mtr>
        <math:mrow>
          <math:msub>
            <math:mi>a</math:mi>
            <math:mn>2</math:mn>
          </math:msub>
          <math:mrow>
            <math:mi>x</math:mi>
            <math:mo math:stretchy="false">+</math:mo>
            <math:msub>
              <math:mi>b</math:mi>
              <math:mn>2</math:mn>
            </math:msub>
          </math:mrow>
          <math:mrow>
            <math:mi>y</math:mi>
            <math:mo math:stretchy="false">+</math:mo>
            <math:msub>
              <math:mi>c</math:mi>
              <math:mn>2</math:mn>
            </math:msub>
          </math:mrow>
          <math:mrow>
            <math:mi>z</math:mi>
            <math:mo math:stretchy="false">=</math:mo>
            <math:msub>
              <math:mi>k</math:mi>
              <math:mn>2</math:mn>
            </math:msub>
          </math:mrow>
        </math:mrow>
      </math:mtr>
      <math:mtr>
        <math:mrow>
          <math:msub>
            <math:mi>a</math:mi>
            <math:mn>3</math:mn>
          </math:msub>
          <math:mrow>
            <math:mi>x</math:mi>
            <math:mo math:stretchy="false">+</math:mo>
            <math:msub>
              <math:mi>b</math:mi>
              <math:mn>3</math:mn>
            </math:msub>
          </math:mrow>
          <math:mrow>
            <math:mi>y</math:mi>
            <math:mo math:stretchy="false">+</math:mo>
            <math:msub>
              <math:mi>c</math:mi>
              <math:mn>3</math:mn>
            </math:msub>
          </math:mrow>
          <math:mrow>
            <math:mi>z</math:mi>
            <math:mo math:stretchy="false">=</math:mo>
            <math:msub>
              <math:mi>k</math:mi>
              <math:mn>3</math:mn>
            </math:msub>
          </math:mrow>
        </math:mrow>
      </math:mtr>
    </math:mtable>
    <math:annotation math:encoding="StarMath 5.0">a_1 x + b_1 y + c_1 z = k_1 newline
a_2 x + b_2 y + c_2 z = k_2 newline
a_3 x + b_3 y + c_3 z = k_3</math:annotation>
  </math:semantics>
</math:math>
</file>

<file path=Object 8/content.xml><?xml version="1.0" encoding="utf-8"?>
<!DOCTYPE math  PUBLIC '-//OpenOffice.org//DTD Modified W3C MathML 1.01//EN'  'math.dtd'>
<math:math xmlns:math="http://www.w3.org/1998/Math/MathML">
  <math:semantics>
    <math:mrow>
      <math:mrow>
        <math:mi>x</math:mi>
        <math:mo math:stretchy="false">=</math:mo>
        <math:mfrac>
          <math:mfenced math:open="∣" math:close="∣">
            <math:mtable>
              <math:mtr>
                <math:mtd>
                  <math:msub>
                    <math:mi>k</math:mi>
                    <math:mn>1</math:mn>
                  </math:msub>
                </math:mtd>
                <math:mtd>
                  <math:msub>
                    <math:mi>b</math:mi>
                    <math:mn>1</math:mn>
                  </math:msub>
                </math:mtd>
                <math:mtd>
                  <math:msub>
                    <math:mi>c</math:mi>
                    <math:mn>1</math:mn>
                  </math:msub>
                </math:mtd>
              </math:mtr>
              <math:mtr>
                <math:mtd>
                  <math:msub>
                    <math:mi>k</math:mi>
                    <math:mn>2</math:mn>
                  </math:msub>
                </math:mtd>
                <math:mtd>
                  <math:msub>
                    <math:mi>b</math:mi>
                    <math:mn>2</math:mn>
                  </math:msub>
                </math:mtd>
                <math:mtd>
                  <math:msub>
                    <math:mi>c</math:mi>
                    <math:mn>2</math:mn>
                  </math:msub>
                </math:mtd>
              </math:mtr>
              <math:mtr>
                <math:mtd>
                  <math:msub>
                    <math:mi>k</math:mi>
                    <math:mn>3</math:mn>
                  </math:msub>
                </math:mtd>
                <math:mtd>
                  <math:msub>
                    <math:mi>b</math:mi>
                    <math:mn>3</math:mn>
                  </math:msub>
                </math:mtd>
                <math:mtd>
                  <math:msub>
                    <math:mi>c</math:mi>
                    <math:mn>3</math:mn>
                  </math:msub>
                </math:mtd>
              </math:mtr>
            </math:mtable>
          </math:mfenced>
          <math:mfenced math:open="∣" math:close="∣">
            <math:mtable>
              <math:mtr>
                <math:mtd>
                  <math:msub>
                    <math:mi>a</math:mi>
                    <math:mn>1</math:mn>
                  </math:msub>
                </math:mtd>
                <math:mtd>
                  <math:msub>
                    <math:mi>b</math:mi>
                    <math:mn>1</math:mn>
                  </math:msub>
                </math:mtd>
                <math:mtd>
                  <math:msub>
                    <math:mi>c</math:mi>
                    <math:mn>1</math:mn>
                  </math:msub>
                </math:mtd>
              </math:mtr>
              <math:mtr>
                <math:mtd>
                  <math:msub>
                    <math:mi>a</math:mi>
                    <math:mn>2</math:mn>
                  </math:msub>
                </math:mtd>
                <math:mtd>
                  <math:msub>
                    <math:mi>b</math:mi>
                    <math:mn>2</math:mn>
                  </math:msub>
                </math:mtd>
                <math:mtd>
                  <math:msub>
                    <math:mi>c</math:mi>
                    <math:mn>2</math:mn>
                  </math:msub>
                </math:mtd>
              </math:mtr>
              <math:mtr>
                <math:mtd>
                  <math:msub>
                    <math:mi>a</math:mi>
                    <math:mn>3</math:mn>
                  </math:msub>
                </math:mtd>
                <math:mtd>
                  <math:msub>
                    <math:mi>b</math:mi>
                    <math:mn>3</math:mn>
                  </math:msub>
                </math:mtd>
                <math:mtd>
                  <math:msub>
                    <math:mi>c</math:mi>
                    <math:mn>3</math:mn>
                  </math:msub>
                </math:mtd>
              </math:mtr>
            </math:mtable>
          </math:mfenced>
        </math:mfrac>
      </math:mrow>
      <math:mi/>
      <math:mrow>
        <math:mi>y</math:mi>
        <math:mo math:stretchy="false">=</math:mo>
        <math:mfrac>
          <math:mfenced math:open="∣" math:close="∣">
            <math:mtable>
              <math:mtr>
                <math:mtd>
                  <math:msub>
                    <math:mi>k</math:mi>
                    <math:mn>1</math:mn>
                  </math:msub>
                </math:mtd>
                <math:mtd>
                  <math:msub>
                    <math:mi>a</math:mi>
                    <math:mn>1</math:mn>
                  </math:msub>
                </math:mtd>
                <math:mtd>
                  <math:msub>
                    <math:mi>c</math:mi>
                    <math:mn>1</math:mn>
                  </math:msub>
                </math:mtd>
              </math:mtr>
              <math:mtr>
                <math:mtd>
                  <math:msub>
                    <math:mi>k</math:mi>
                    <math:mn>2</math:mn>
                  </math:msub>
                </math:mtd>
                <math:mtd>
                  <math:msub>
                    <math:mi>a</math:mi>
                    <math:mn>2</math:mn>
                  </math:msub>
                </math:mtd>
                <math:mtd>
                  <math:msub>
                    <math:mi>c</math:mi>
                    <math:mn>2</math:mn>
                  </math:msub>
                </math:mtd>
              </math:mtr>
              <math:mtr>
                <math:mtd>
                  <math:msub>
                    <math:mi>k</math:mi>
                    <math:mn>3</math:mn>
                  </math:msub>
                </math:mtd>
                <math:mtd>
                  <math:msub>
                    <math:mi>a</math:mi>
                    <math:mn>3</math:mn>
                  </math:msub>
                </math:mtd>
                <math:mtd>
                  <math:msub>
                    <math:mi>c</math:mi>
                    <math:mn>3</math:mn>
                  </math:msub>
                </math:mtd>
              </math:mtr>
            </math:mtable>
          </math:mfenced>
          <math:mfenced math:open="∣" math:close="∣">
            <math:mtable>
              <math:mtr>
                <math:mtd>
                  <math:msub>
                    <math:mi>a</math:mi>
                    <math:mn>1</math:mn>
                  </math:msub>
                </math:mtd>
                <math:mtd>
                  <math:msub>
                    <math:mi>b</math:mi>
                    <math:mn>1</math:mn>
                  </math:msub>
                </math:mtd>
                <math:mtd>
                  <math:msub>
                    <math:mi>c</math:mi>
                    <math:mn>1</math:mn>
                  </math:msub>
                </math:mtd>
              </math:mtr>
              <math:mtr>
                <math:mtd>
                  <math:msub>
                    <math:mi>a</math:mi>
                    <math:mn>2</math:mn>
                  </math:msub>
                </math:mtd>
                <math:mtd>
                  <math:msub>
                    <math:mi>b</math:mi>
                    <math:mn>2</math:mn>
                  </math:msub>
                </math:mtd>
                <math:mtd>
                  <math:msub>
                    <math:mi>c</math:mi>
                    <math:mn>2</math:mn>
                  </math:msub>
                </math:mtd>
              </math:mtr>
              <math:mtr>
                <math:mtd>
                  <math:msub>
                    <math:mi>a</math:mi>
                    <math:mn>3</math:mn>
                  </math:msub>
                </math:mtd>
                <math:mtd>
                  <math:msub>
                    <math:mi>b</math:mi>
                    <math:mn>3</math:mn>
                  </math:msub>
                </math:mtd>
                <math:mtd>
                  <math:msub>
                    <math:mi>c</math:mi>
                    <math:mn>3</math:mn>
                  </math:msub>
                </math:mtd>
              </math:mtr>
            </math:mtable>
          </math:mfenced>
        </math:mfrac>
      </math:mrow>
      <math:mi/>
      <math:mrow>
        <math:mi>z</math:mi>
        <math:mo math:stretchy="false">=</math:mo>
        <math:mfrac>
          <math:mfenced math:open="∣" math:close="∣">
            <math:mtable>
              <math:mtr>
                <math:mtd>
                  <math:msub>
                    <math:mi>k</math:mi>
                    <math:mn>1</math:mn>
                  </math:msub>
                </math:mtd>
                <math:mtd>
                  <math:msub>
                    <math:mi>a</math:mi>
                    <math:mn>1</math:mn>
                  </math:msub>
                </math:mtd>
                <math:mtd>
                  <math:msub>
                    <math:mi>b</math:mi>
                    <math:mn>1</math:mn>
                  </math:msub>
                </math:mtd>
              </math:mtr>
              <math:mtr>
                <math:mtd>
                  <math:msub>
                    <math:mi>k</math:mi>
                    <math:mn>2</math:mn>
                  </math:msub>
                </math:mtd>
                <math:mtd>
                  <math:msub>
                    <math:mi>a</math:mi>
                    <math:mn>2</math:mn>
                  </math:msub>
                </math:mtd>
                <math:mtd>
                  <math:msub>
                    <math:mi>b</math:mi>
                    <math:mn>2</math:mn>
                  </math:msub>
                </math:mtd>
              </math:mtr>
              <math:mtr>
                <math:mtd>
                  <math:msub>
                    <math:mi>k</math:mi>
                    <math:mn>3</math:mn>
                  </math:msub>
                </math:mtd>
                <math:mtd>
                  <math:msub>
                    <math:mi>a</math:mi>
                    <math:mn>3</math:mn>
                  </math:msub>
                </math:mtd>
                <math:mtd>
                  <math:msub>
                    <math:mi>b</math:mi>
                    <math:mn>3</math:mn>
                  </math:msub>
                </math:mtd>
              </math:mtr>
            </math:mtable>
          </math:mfenced>
          <math:mfenced math:open="∣" math:close="∣">
            <math:mtable>
              <math:mtr>
                <math:mtd>
                  <math:msub>
                    <math:mi>a</math:mi>
                    <math:mn>1</math:mn>
                  </math:msub>
                </math:mtd>
                <math:mtd>
                  <math:msub>
                    <math:mi>b</math:mi>
                    <math:mn>1</math:mn>
                  </math:msub>
                </math:mtd>
                <math:mtd>
                  <math:msub>
                    <math:mi>c</math:mi>
                    <math:mn>1</math:mn>
                  </math:msub>
                </math:mtd>
              </math:mtr>
              <math:mtr>
                <math:mtd>
                  <math:msub>
                    <math:mi>a</math:mi>
                    <math:mn>2</math:mn>
                  </math:msub>
                </math:mtd>
                <math:mtd>
                  <math:msub>
                    <math:mi>b</math:mi>
                    <math:mn>2</math:mn>
                  </math:msub>
                </math:mtd>
                <math:mtd>
                  <math:msub>
                    <math:mi>c</math:mi>
                    <math:mn>2</math:mn>
                  </math:msub>
                </math:mtd>
              </math:mtr>
              <math:mtr>
                <math:mtd>
                  <math:msub>
                    <math:mi>a</math:mi>
                    <math:mn>3</math:mn>
                  </math:msub>
                </math:mtd>
                <math:mtd>
                  <math:msub>
                    <math:mi>b</math:mi>
                    <math:mn>3</math:mn>
                  </math:msub>
                </math:mtd>
                <math:mtd>
                  <math:msub>
                    <math:mi>c</math:mi>
                    <math:mn>3</math:mn>
                  </math:msub>
                </math:mtd>
              </math:mtr>
            </math:mtable>
          </math:mfenced>
        </math:mfrac>
      </math:mrow>
    </math:mrow>
    <math:annotation math:encoding="StarMath 5.0">x = { left lline matrix{ k_1 # b_1 # c_1 ## k_2 # b_2 # c_2 ## k_3 # b_3 # c_3 } right rline  } over
{ left lline matrix{ a_1 # b_1 # c_1 ## a_2 # b_2 # c_2 ## a_3 # b_3 # c_3 } right rline  } ~~~~

y = { left lline matrix{ k_1 # a_1 # c_1 ## k_2 # a_2 # c_2 ## k_3 # a_3 # c_3 } right rline  } over
{ left lline matrix{ a_1 # b_1 # c_1 ## a_2 # b_2 # c_2 ## a_3 # b_3 # c_3 } right rline  } ~~~~

z = { left lline matrix{ k_1 # a_1 # b_1 ## k_2 # a_2 # b_2 ## k_3 # a_3 # b_3 } right rline  } over
{ left lline matrix{ a_1 # b_1 # c_1 ## a_2 # b_2 # c_2 ## a_3 # b_3 # c_3 } right rline  }
</math:annotation>
  </math:semantics>
</math:math>
</file>

<file path=Object 9/content.xml><?xml version="1.0" encoding="utf-8"?>
<!DOCTYPE math  PUBLIC '-//OpenOffice.org//DTD Modified W3C MathML 1.01//EN'  'math.dtd'>
<math:math xmlns:math="http://www.w3.org/1998/Math/MathML">
  <math:semantics>
    <math:mtable>
      <math:mtr>
        <math:mrow>
          <math:msub>
            <math:mi>a</math:mi>
            <math:mn>1</math:mn>
          </math:msub>
          <math:mrow>
            <math:mi>x</math:mi>
            <math:mo math:stretchy="false">+</math:mo>
            <math:msub>
              <math:mi>b</math:mi>
              <math:mn>1</math:mn>
            </math:msub>
          </math:mrow>
          <math:mrow>
            <math:mi>y</math:mi>
            <math:mo math:stretchy="false">+</math:mo>
            <math:msub>
              <math:mi>c</math:mi>
              <math:mn>1</math:mn>
            </math:msub>
          </math:mrow>
          <math:mrow>
            <math:mi>z</math:mi>
            <math:mo math:stretchy="false">=</math:mo>
            <math:msub>
              <math:mi>k</math:mi>
              <math:mn>1</math:mn>
            </math:msub>
          </math:mrow>
        </math:mrow>
      </math:mtr>
      <math:mtr>
        <math:mrow>
          <math:msub>
            <math:mi>a</math:mi>
            <math:mn>2</math:mn>
          </math:msub>
          <math:mrow>
            <math:mi>x</math:mi>
            <math:mo math:stretchy="false">+</math:mo>
            <math:msub>
              <math:mi>b</math:mi>
              <math:mn>2</math:mn>
            </math:msub>
          </math:mrow>
          <math:mrow>
            <math:mi>y</math:mi>
            <math:mo math:stretchy="false">+</math:mo>
            <math:msub>
              <math:mi>c</math:mi>
              <math:mn>2</math:mn>
            </math:msub>
          </math:mrow>
          <math:mrow>
            <math:mi>z</math:mi>
            <math:mo math:stretchy="false">=</math:mo>
            <math:msub>
              <math:mi>k</math:mi>
              <math:mn>2</math:mn>
            </math:msub>
          </math:mrow>
        </math:mrow>
      </math:mtr>
      <math:mtr>
        <math:mrow>
          <math:msub>
            <math:mi>a</math:mi>
            <math:mn>3</math:mn>
          </math:msub>
          <math:mrow>
            <math:mi>x</math:mi>
            <math:mo math:stretchy="false">+</math:mo>
            <math:msub>
              <math:mi>b</math:mi>
              <math:mn>3</math:mn>
            </math:msub>
          </math:mrow>
          <math:mrow>
            <math:mi>y</math:mi>
            <math:mo math:stretchy="false">+</math:mo>
            <math:msub>
              <math:mi>c</math:mi>
              <math:mn>3</math:mn>
            </math:msub>
          </math:mrow>
          <math:mrow>
            <math:mi>z</math:mi>
            <math:mo math:stretchy="false">=</math:mo>
            <math:msub>
              <math:mi>k</math:mi>
              <math:mn>3</math:mn>
            </math:msub>
          </math:mrow>
        </math:mrow>
      </math:mtr>
    </math:mtable>
    <math:annotation math:encoding="StarMath 5.0">a_1 x + b_1 y + c_1 z = k_1 newline
a_2 x + b_2 y + c_2 z = k_2 newline
a_3 x + b_3 y + c_3 z = k_3</math:annotation>
  </math:semantics>
</math:math>
</file>